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Neue, Helvetica, Arial, sans-serif"/>
    <style:font-face style:name="HelveticaNeue75Bb" svg:font-family="HelveticaNeue75Bb, Helvetica, Arial, sans-serif"/>
    <style:font-face style:name="HelveticaNeueIt" svg:font-family="HelveticaNeueIt,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style>
    <style:style style:name="T1" style:family="text">
      <style:text-properties fo:font-variant="normal" fo:text-transform="none" fo:color="#333333" style:font-name="HelveticaNeue75Bb" fo:font-size="9pt" fo:letter-spacing="0.026cm" fo:font-style="normal" fo:font-weight="bold"/>
    </style:style>
    <style:style style:name="T2" style:family="text">
      <style:text-properties fo:font-variant="normal" fo:text-transform="none" fo:color="#333333" style:font-name="Helvetica Neue" fo:font-size="9pt" fo:letter-spacing="0.026cm" fo:font-style="normal" fo:font-weight="normal"/>
    </style:style>
    <style:style style:name="T3" style:family="text">
      <style:text-properties fo:font-variant="normal" fo:text-transform="none" fo:color="#333333" fo:letter-spacing="0.026cm"/>
    </style:style>
    <style:style style:name="T4" style:family="text">
      <style:text-properties fo:font-variant="normal" fo:text-transform="none" fo:color="#333333" style:font-name="HelveticaNeueIt" fo:font-size="9pt" fo:letter-spacing="0.026cm" fo:font-style="normal" fo:font-weight="normal"/>
    </style:style>
    <style:style style:name="T5" style:family="text">
      <style:text-properties fo:font-variant="normal" fo:text-transform="none" fo:color="#000000" style:font-name="Helvetica Neue" fo:font-size="9pt" fo:letter-spacing="0.026cm" fo:font-style="normal" style:text-underline-style="solid" style:text-underline-width="auto" style:text-underline-color="font-color" fo:font-weight="normal" fo:background-color="#ffff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avid Lynch</text:span><text:span text:style-name="T3"> </text:span><text:span text:style-name="T2">is a contemporary American artist known primarily for his films which meld small town Americana with humor, poetic sound design, and horror. His movies</text:span><text:span text:style-name="T3"> </text:span><text:span text:style-name="T4">Blue Velvet</text:span><text:span text:style-name="T3"> </text:span><text:span text:style-name="T2">(1986), </text:span><text:span text:style-name="T4">Lost Highway</text:span><text:span text:style-name="T3"> </text:span><text:span text:style-name="T2">(1997), </text:span><text:span text:style-name="T4">Mulholland Drive</text:span><text:span text:style-name="T3"> </text:span><text:span text:style-name="T2">(2001), and </text:span><text:span text:style-name="T4">Inland Empire </text:span><text:span text:style-name="T2">(2006), are considered cult classics, as is his television series </text:span><text:span text:style-name="T4">Twin Peaks</text:span><text:span text:style-name="T3"> </text:span><text:span text:style-name="T2">(1990–1991). Along with his films, Lynch also creates macabre canvases, photographs, and assemblages that are influenced by the paintings of </text:span><text:a xlink:type="simple" xlink:href="http://www.artnet.com/artists/francis-bacon/" text:style-name="Internet_20_link" text:visited-style-name="Visited_20_Internet_20_Link"><text:span text:style-name="T5">Francis Bacon</text:span></text:a><text:span text:style-name="T2">. “The only way to find the new is to start different things and see if there’s something that can come out of experimentation,” Lynch has reflected. Born on January 20, 1946 in Missoula, MT, he was a member of the Boy Scouts as a child, reaching the rank of Eagle Scout. After a failed attempt to study with the Expressionist painter </text:span><text:a xlink:type="simple" xlink:href="http://www.artnet.com/artists/oskar-kokoschka/" text:style-name="Internet_20_link" text:visited-style-name="Visited_20_Internet_20_Link"><text:span text:style-name="T5">Oskar Kokoschka</text:span></text:a><text:span text:style-name="T3"> </text:span><text:span text:style-name="T2">in Austria, he enrolled at the School of the Museum of Fine Arts in Boston. He moved to Philadelphia a few years later, continuing his art education at the Pennsylvania Academy of Fine Arts. Lynch credits his experience living amidst Philadelphia’s crime-ridden streets and industrial decay as a catalyst for his filmmaking. In 2016, the documentary </text:span><text:span text:style-name="T4">David Lynch: The Art Life</text:span><text:span text:style-name="T3"> </text:span><text:span text:style-name="T2">was released, the film delves into Lynch’s past as well as his use of transcendental meditation in the process of forming ideas. He currently lives and works in Los Angeles, CA. Today, his works are held in the collections of The Museum of Modern Art in New York and the Pennsylvania Academy of Fine Arts in Philadelphia.</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Neue, Helvetica, Arial, sans-serif"/>
    <style:font-face style:name="HelveticaNeue75Bb" svg:font-family="HelveticaNeue75Bb, Helvetica, Arial, sans-serif"/>
    <style:font-face style:name="HelveticaNeueIt" svg:font-family="HelveticaNeueIt,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ion Magnusson</meta:initial-creator>
    <meta:creation-date>2020-04-22T10:06:17.22</meta:creation-date>
    <meta:document-statistic meta:table-count="0" meta:image-count="0" meta:object-count="0" meta:page-count="1" meta:paragraph-count="1" meta:word-count="253" meta:character-count="1528"/>
    <dc:date>2020-04-22T10:09:23.98</dc:date>
    <dc:creator>Marion Magnusson</dc:creator>
    <meta:editing-duration>PT3M8S</meta:editing-duration>
    <meta:editing-cycles>1</meta:editing-cycles>
    <meta:generator>OpenOffice/4.1.6$Win32 OpenOffice.org_project/416m1$Build-9790</meta:generator>
  </office:meta>
</office:document-meta>
</file>